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t had happen quickly. <text:s/>Less than a month the brown waterless August sent news hurling across the wire. <text:s/>As usual a difficult cryptic internet--informational razor wire. <text:s/>Sometimes scanning for truth</text:p>
      <text:p text:style-name="P1">I would forget which truth I'd been after to begin with. <text:s/>It was designed that way, or rather we'd been designed that way always searching for a quiet place to have a good temper tantrum. <text:s text:c="2"/></text:p>
      <text:p text:style-name="P1"><text:s/>Does anybody consistantly read a blog that they don't agree with. <text:s/>Opinion is despair. <text:s/></text:p>
      <text:p text:style-name="P1">Rumours spread diffused minds gathered together, for or agin. <text:s/>Really it was now or later. <text:s/>As is all revolutions or, rather devolutions as the case maybe, devolution in this case information was need to know. <text:s/>Yesterday's heros today's slaughtered heretics. Perhaps this was my case too. <text:s/></text:p>
      <text:p text:style-name="P1"><text:tab/>There were no sides to choose. <text:s/>That was the genius it came right up the middle. I didn't know which side to choose. <text:s/>Perhaps in retrospect the difference is like the difference between slitting your wrist or blowing your brains death by introspection at any moment one could bail could dial 911 or in this case squeal on ones compadres. <text:s text:c="4"/>Gravel, <text:s/>fall at the knees of your oppressors await their verdict. Please starve in an orderly </text:p>
      <text:p text:style-name="P1">non-offensive manner. </text:p>
      <text:p text:style-name="P1"><text:s text:c="4"/>There was not the opportunity for measured response or as Qt stated the time is now, and the now brooks no discussion. <text:s/>Factions which shared similar unstated belief's gunned each other. <text:s/>Life a luxury—rather a means to an end. <text:s/></text:p>
      <text:p text:style-name="P1"><text:tab/>From the door a stooped figure obscured dim light from the tiny window beyond the bannister.</text:p>
      <text:p text:style-name="P1"><text:s text:c="2"/>His ponderousness drawing close the chromed framed chair buckling beneath. <text:s/>For a moment fearful the chair might give way allowing any random response toward anything—one at hand. <text:s/>The chair held and he chose not to look at or to be looking <text:s/>staring at large hands left index finger vainly erasing <text:s/>a callous around his right ring finger. <text:s text:c="2"/>I could feel him feel me his size a sullen meancing silent <text:s/>ensued leading me back inside. <text:s/>I knew this was how we lived in a cage—refusing to acknowledge the iron bars. <text:s/>Constantly pulling upper bulk drawing his brown corduroy jack inward and down. His eyes were too close together trailing a path toward the small changable light under the</text:p>
      <text:p text:style-name="P1"><text:soft-page-break/>oaken sealed door more times then I could count. <text:s/>Palpable uneasiness <text:s/>infectious retracing my steps what had led me here. and I was travle stranger shot several quick glances towards the oaken door we all been cautioned concerning proximity to be presumed a rat meant to be useless one earning his daily bread by trust. <text:s/>You were in and that was that. <text:s/></text:p>
      <text:p text:style-name="P1"><text:tab/>Small light changable the sullen giant rising fearful of the wirey steel rimmed man behind the large desk. <text:s/>Suddenly an explosion the door open Kelvin beckoning from within I obeyed sicken within the new silence.</text:p>
      <text:p text:style-name="P1"><text:tab/>“Don't stand there grab it's feet.” <text:s/>Together struggling against the mass we managed to drag him toward and down the shaft. The cable been cut. Frayed steel braid tearing against the dull thud.</text:p>
      <text:p text:style-name="P1"><text:tab/>“Hurry we're leaving.” Qt already left burning filter the only evidence of complicity </text:p>
      <text:p text:style-name="P1"><text:tab/>“come on for Christ sakes man step on.” Follow dim twists and turn the creak of a fire clink, clang we were on the street.</text:p>
      <text:p text:style-name="P1"><text:tab/>“Pull your collar up man, where the hell did they get you from are you daft.” <text:s/>Kelvin Focusing my eyes along the moonlit rain soaked asphalt. Quick succession of turns we were trotting follow this bobbing ember in the inside the oilslick coat Kelvin a styled. <text:s/>The guy never spoke a kind word just orders which I assume came from the top from Qt whom I'd never meant. <text:s/>His name was probally Quentin or Quincy or Quorum judging by the <text:s/>number of bodies which seem to stem his wake just long enough for the uneasy substance of intangibilty. Kelvin's ember motioning me into a fuller darkness slit</text:p>
      <text:p text:style-name="P1">light framing blinded window. <text:s/>An uneven feminine groan son-of-a-bitch. Birdlike flame lighting a signifying finger directed across the room. <text:s/>An acrid stench of a woman. <text:s/>Sliding against the wall resting a against the cool linoneum. <text:s text:c="2"/>A soft object flush faced careen felt to my lap the only comfort the darken room afforded.</text:p>
      <text:p text:style-name="P1"><text:tab/>Slitted light adumbrated a sharpen quick unturned nose. <text:s/>Keeping my eyes to myself <text:s/>struggling against the floor cold heft watching <text:s/>slow surge <text:s/>rising quick breaths revealing. <text:s/>Half light right of me revealing the source of the stench. <text:s text:c="2"/></text:p>
      <text:p text:style-name="P1"><text:soft-page-break/><text:tab/>“Nobody sleep here.” <text:s/>A quiet rustling following the word beyond the cigarette cloud. <text:s/>“I never used to smoke.” <text:s/>Related I already knew the answer even in these time one could count on some civility. <text:s/></text:p>
      <text:p text:style-name="P1"><text:tab/>“No he's today's lesson tried to run off.” </text:p>
      <text:p text:style-name="P1"><text:tab/>“Run where?”</text:p>
      <text:p text:style-name="P1"><text:tab/>“Off.” </text:p>
      <text:p text:style-name="P1"><text:tab/>Narrowed slits reckoning the stilted creature through half <text:s/>light. <text:s/>Perhaps he couldn't adapt.</text:p>
      <text:p text:style-name="P1"><text:tab/>“Adaptation it's not an issue we all adapt.”</text:p>
      <text:p text:style-name="P1"><text:tab/>“Adaptation is never a choice.”</text:p>
      <text:p text:style-name="P1"><text:tab/>“One's choice should never impact the adaptive descions of other's.”</text:p>
      <text:p text:style-name="P1"><text:tab/>“Perhaps you'll find your adaptive range in question. <text:s/>Perhaps adaptive range is predetemined as <text:s/>we all pay the price of poor adapt adaptation nature is riddle with examples of ill-adaptive species. <text:s/>We are all hybrids of earlier adaptations the jungle sorts out it's balance through the light's interplay with darkness, coloured by dusk, dawn feeding time fucking time all the tapestry of all factors combining commuicating metaphor to those comtemplative ones afforded the time beneficient. <text:s/>Here we have never neither time or space. <text:s/>Today's field descions are tomorrow's political fodder. <text:s/>Down the road some son-of-a-bitch will make his bed on the descions are of those ill-suited adaptations such is the curse of our adaptations our moments.”</text:p>
      <text:p text:style-name="P1"><text:tab/>With that she rose. <text:s/></text:p>
      <text:p text:style-name="P1"><text:tab/>“I wish you hadn't made me do that.”</text:p>
      <text:p text:style-name="P1"><text:tab/>Seconds later Kelvin bustling through the door surpising me with his steel grip dragging me to my feet. <text:s/></text:p>
      <text:p text:style-name="P1"><text:tab/>“You blew it Buddy you blew it”</text:p>
      <text:p text:style-name="P1"/>
      <text:p text:style-name="P1"><text:tab/><text:tab/></text:p>
      <text:p text:style-name="P1"><text:soft-page-break/><text:tab/>Rain fell in torrents easing only enough to allow a wall of humidity to call terra firma into question. <text:s/>Seemingly a step in any direction and the brown muck staking it's claim on the would be travellers. <text:s/>Overehead drones wisking this way and that. Grid formation sweeps off into the distance. <text:s/>We were dug in until we the electro-magnetic device already which couldn't arrive until the drones moved off into another quandrant. <text:s/>Shocked by the sheer numbers. <text:s/>Waves upon waves partrolling the cities out primeter. <text:s text:c="2"/>There the drones precisions acutally a liabilty. <text:s/>We stayes just beyond the sweep out of sensor shock so to speaks. <text:s/>Behind us to the turnpikes stalled vehicles anx underground <text:s/>switch s somewhere.d</text:p>
      <text:p text:style-name="P1"><text:tab/>It had become increasingly apparent The Sarg didn't like me. <text:s/>An asshole dropped in his lap by some other asshole. <text:s/>He'd been woken from a dead sleep only too see me with a note pinned to my shirt</text:p>
      <text:p text:style-name="P1"><text:tab/>“More horse meat huh? I'am sure we can oblige find somethin' dirty then prehaps I'll get some fuckin' sleep.” <text:s/></text:p>
      <text:p text:style-name="P1"><text:tab/>I followed his example hell only weeks before that'd been me Him probably my replacement.</text:p>
      <text:p text:style-name="P1"><text:tab/>When he awoken first on his mind was to read me the riot act who's the boss sortathing. <text:s/>He'd taken measure grunting away my affirming gestures. <text:s/>Skull fucking in unison with blank stares. </text:p>
      <text:p text:style-name="P1"><text:tab/> “Kennedy I'll be watching don't worry none to much about that you'll see me it your dreams watching. <text:s/>Brought by That fuckin' idiot means you're special, special K special shit ball, Spesh.</text:p>
      <text:p text:style-name="P1"><text:tab/>Finally my fitful sleep was shattered by Sarg's boot unrolling me from my plastic pansho. <text:s/></text:p>
      <text:p text:style-name="P1"><text:tab/>Spesh don't say a fuckin' word just get shut the fuck up and get the fuck up short for you're a fuck up. <text:s text:c="2"/></text:p>
      <text:p text:style-name="P1"><text:tab/>He pointed to a rendezvous two hundred meters to the north we'd be moving in toward the city.</text:p>
      <text:p text:style-name="P1"><text:tab/>Stay low wiggle like the fuckin' worm we all know you are. <text:s/>Behind <text:s/>and to the flanks sillouettes intenfisied the darkness. <text:s/>Silentlly we'd all began moving. <text:s/>At first I hadn't notice the silent the kind of silence deep in some forest somewhere. <text:s/>We'd move mud vortexing your arm swishing through splay fingers. <text:s/>The stench</text:p>
      <text:p text:style-name="P1"><text:soft-page-break/></text:p>
      <text:p text:style-name="P1"/>
      <text:p text:style-name="P1"><text:line-break/> </text:p>
      <text:p text:style-name="P1"/>
      <text:p text:style-name="P1"/>
      <text:p text:style-name="P1"><text:tab/><text:line-break/>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Hudson</meta:initial-creator>
    <meta:creation-date>2011-09-22T17:32:04</meta:creation-date>
    <dc:date>2011-09-25T17:15:25</dc:date>
    <dc:creator>Fred Hudson</dc:creator>
    <meta:editing-duration>PT5H30M2S</meta:editing-duration>
    <meta:editing-cycles>3</meta:editing-cycles>
    <meta:generator>OpenOffice.org/3.3$Unix OpenOffice.org_project/330m20$Build-9567</meta:generator>
    <meta:document-statistic meta:table-count="0" meta:image-count="0" meta:object-count="0" meta:page-count="5" meta:paragraph-count="43" meta:word-count="1355" meta:character-count="7948"/>
  </office:meta>
</office:document-meta>
</file>